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Koodak" svg:font-family="Koodak"/>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wiss"/>
    <style:font-face style:name="Noto Serif CJK SC" svg:font-family="'Noto Serif CJK SC'" style:font-family-generic="roman"/>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7576in"/>
    </style:style>
    <style:style style:name="Table1.B" style:family="table-column">
      <style:table-column-properties style:column-width="5.9354in"/>
    </style:style>
    <style:style style:name="Table1.A1" style:family="table-cell">
      <style:table-cell-properties style:vertical-align="middle" fo:padding="0.0194in" fo:border="none"/>
    </style:style>
    <style:style style:name="P1" style:family="paragraph" style:parent-style-name="Horizontal_20_Line">
      <style:paragraph-properties fo:text-align="end" style:justify-single-word="false" style:writing-mode="rl-tb"/>
    </style:style>
    <style:style style:name="P2" style:family="paragraph" style:parent-style-name="Heading_20_1">
      <style:paragraph-properties fo:text-align="end" style:justify-single-word="false" style:writing-mode="rl-tb"/>
    </style:style>
    <style:style style:name="P3" style:family="paragraph" style:parent-style-name="Heading_20_2">
      <style:paragraph-properties fo:text-align="end" style:justify-single-word="false" style:writing-mode="rl-tb"/>
    </style:style>
    <style:style style:name="P4" style:family="paragraph" style:parent-style-name="Heading_20_3">
      <style:paragraph-properties fo:text-align="end" style:justify-single-word="false" style:writing-mode="rl-tb"/>
    </style:style>
    <style:style style:name="P5" style:family="paragraph" style:parent-style-name="Heading_20_4">
      <style:paragraph-properties fo:text-align="end" style:justify-single-word="false" style:writing-mode="rl-tb"/>
    </style:style>
    <style:style style:name="P6" style:family="paragraph" style:parent-style-name="Standard">
      <style:paragraph-properties fo:text-align="end" style:justify-single-word="false" style:writing-mode="rl-tb"/>
    </style:style>
    <style:style style:name="P7" style:family="paragraph" style:parent-style-name="Table_20_Contents">
      <style:paragraph-properties fo:text-align="end" style:justify-single-word="false" style:writing-mode="rl-tb"/>
    </style:style>
    <style:style style:name="P8" style:family="paragraph" style:parent-style-name="Table_20_Heading">
      <style:paragraph-properties fo:text-align="end" style:justify-single-word="false" style:writing-mode="rl-tb"/>
    </style:style>
    <style:style style:name="P9" style:family="paragraph" style:parent-style-name="Text_20_body">
      <style:paragraph-properties fo:text-align="end" style:justify-single-word="false" style:writing-mode="rl-tb"/>
    </style:style>
    <style:style style:name="P10" style:family="paragraph" style:parent-style-name="Text_20_body" style:list-style-name="L1">
      <style:paragraph-properties fo:text-align="end" style:justify-single-word="false" style:writing-mode="rl-tb"/>
    </style:style>
    <style:style style:name="P11" style:family="paragraph" style:parent-style-name="Text_20_body" style:list-style-name="L2">
      <style:paragraph-properties fo:text-align="end" style:justify-single-word="false" style:writing-mode="rl-tb"/>
    </style:style>
    <style:style style:name="P12" style:family="paragraph" style:parent-style-name="Text_20_body" style:list-style-name="L3">
      <style:paragraph-properties fo:text-align="end" style:justify-single-word="false" style:writing-mode="rl-tb"/>
    </style:style>
    <style:style style:name="P13" style:family="paragraph" style:parent-style-name="Text_20_body" style:list-style-name="L4">
      <style:paragraph-properties fo:text-align="end" style:justify-single-word="false" style:writing-mode="rl-tb"/>
    </style:style>
    <style:style style:name="P14" style:family="paragraph" style:parent-style-name="Text_20_body" style:list-style-name="L5">
      <style:paragraph-properties fo:text-align="end" style:justify-single-word="false" style:writing-mode="rl-tb"/>
    </style:style>
    <style:style style:name="P15" style:family="paragraph" style:parent-style-name="Text_20_body" style:list-style-name="L6">
      <style:paragraph-properties fo:text-align="end" style:justify-single-word="false" style:writing-mode="rl-tb"/>
    </style:style>
    <style:style style:name="P16" style:family="paragraph" style:parent-style-name="Text_20_body" style:list-style-name="L7">
      <style:paragraph-properties fo:text-align="end" style:justify-single-word="false" style:writing-mode="rl-tb"/>
    </style:style>
    <style:style style:name="P17" style:family="paragraph" style:parent-style-name="Text_20_body" style:list-style-name="L8">
      <style:paragraph-properties fo:text-align="end" style:justify-single-word="false" style:writing-mode="rl-tb"/>
    </style:style>
    <style:style style:name="P18" style:family="paragraph" style:parent-style-name="Text_20_body" style:list-style-name="L9">
      <style:paragraph-properties fo:text-align="end" style:justify-single-word="false" style:writing-mode="rl-tb"/>
    </style:style>
    <style:style style:name="P19" style:family="paragraph" style:parent-style-name="Text_20_body" style:list-style-name="L10">
      <style:paragraph-properties fo:text-align="end" style:justify-single-word="false" style:writing-mode="rl-tb"/>
    </style:style>
    <style:style style:name="P20" style:family="paragraph" style:parent-style-name="Text_20_body" style:list-style-name="L11">
      <style:paragraph-properties fo:text-align="end" style:justify-single-word="false" style:writing-mode="rl-tb"/>
    </style:style>
    <style:style style:name="P21" style:family="paragraph" style:parent-style-name="Text_20_body" style:list-style-name="L12">
      <style:paragraph-properties fo:text-align="end" style:justify-single-word="false" style:writing-mode="rl-tb"/>
    </style:style>
    <style:style style:name="P22" style:family="paragraph" style:parent-style-name="Text_20_body" style:list-style-name="L13">
      <style:paragraph-properties fo:text-align="end" style:justify-single-word="false" style:writing-mode="rl-tb"/>
    </style:style>
    <style:style style:name="T1" style:family="text">
      <style:text-properties officeooo:rsid="0019633f"/>
    </style:style>
    <style:style style:name="T2" style:family="text">
      <style:text-properties officeooo:rsid="001e449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سند نیازمندی های نرم افزاری</text:p>
      <text:h text:style-name="P3" text:outline-level="2">بخش ۱. هدف و دامنه سیستم</text:h>
      <text:h text:style-name="P4" text:outline-level="3">1.1 هدف سیستم (System Purpose)</text:h>
      <text:p text:style-name="P9">سیستم DIWHL با هدف کمک به کاربران برای جلوگیری از فراموشی کارهای روزمره، قرارها و ددلاین‌ها طراحی شده است. این سیستم به کاربران کمک می‌کند تا سبک زندگی خود را با ساختن عادت‌های مثبت و حذف عادت‌های منفی بهبود دهند. با توجه به زندگی پرمشغله و حواس‌پرتی‌های روزمره، وجود یک سیستم یادآور دقیق و همیشه در دسترس ضروری به نظر می‌رسد.</text:p>
      <text:h text:style-name="P4" text:outline-level="3">1.2 دلایل ساخت سیستم</text:h>
      <text:p text:style-name="P9">ایده ساخت DIWHL از تجربه شخصی در فراموشی کارها و دشواری در پیگیری اهداف روزانه شکل گرفت. استفاده از یادداشت‌های کاغذی و اپلیکیشن‌های موجود نتوانست نیاز کامل را برطرف کند، چرا که یا امکانات ناقصی داشتند، یا رابط کاربری ضعیف آن‌ها مانع استفاده مؤثر می‌شد. DIWHL با تمرکز بر سادگی، در دسترس بودن و تجربه کاربری دلپذیر، این مشکل را هدف قرار داده است.</text:p>
      <text:h text:style-name="P4" text:outline-level="3">1.3 کاربرد سیستم</text:h>
      <text:p text:style-name="P9">این سامانه در تمام جنبه‌های زندگی روزمره کاربرد دارد، از یادآوری خوردن دارو گرفته تا تنظیم یادآور جلسات مهم کاری. هدف آن است که هیچ کاری از ذهن کاربر جا نماند.</text:p>
      <text:h text:style-name="P4" text:outline-level="3">1.4 تفاوت با رقبا</text:h>
      <text:list text:style-name="L1">
        <text:list-item>
          <text:p text:style-name="P10"><text:span text:style-name="Strong_20_Emphasis">سادگی در استفاده</text:span></text:p>
        </text:list-item>
        <text:list-item>
          <text:p text:style-name="P10"><text:span text:style-name="Strong_20_Emphasis">رایگان بودن</text:span></text:p>
        </text:list-item>
        <text:list-item>
          <text:p text:style-name="P10"><text:span text:style-name="Strong_20_Emphasis">ترکیب ویژگی‌های متنوع در یک سیستم واحد</text:span></text:p>
        </text:list-item>
        <text:list-item>
          <text:p text:style-name="P10"><text:span text:style-name="Strong_20_Emphasis">رابط کاربری دلنشین و کاربرپسند</text:span></text:p>
        </text:list-item>
      </text:list>
      <text:p text:style-name="P1"/>
      <text:h text:style-name="P3" text:outline-level="2"><text:span text:style-name="T1">2</text:span> دامنه سیستم (System Scope)</text:h>
      <text:h text:style-name="P4" text:outline-level="3">1.5.1 امکانات کلی سامانه</text:h>
      <text:list text:style-name="L2">
        <text:list-item>
          <text:p text:style-name="P11">ساخت و مدیریت تسک‌ها با تنظیم نمایش در تاریخ خاص، چند روز قبل یا تا زمان انجام</text:p>
        </text:list-item>
        <text:list-item>
          <text:p text:style-name="P11">افزودن زیرتسک و نمایش درصد پیشرفت انجام‌شده</text:p>
        </text:list-item>
        <text:list-item>
          <text:p text:style-name="P11">افزودن یادآور و نوتیفیکیشن به تسک‌ها و عادت‌ها</text:p>
        </text:list-item>
        <text:list-item>
          <text:p text:style-name="P11">ساخت عادت‌های روزانه، هفتگی یا ماهانه با قابلیت پیگیری و وضعیت چهارحالته</text:p>
        </text:list-item>
        <text:list-item>
          <text:p text:style-name="P11">پشتیبانی از دو زبان فارسی و انگلیسی</text:p>
        </text:list-item>
        <text:list-item>
          <text:p text:style-name="P11"><text:soft-page-break/>حالت آفلاین در نسخه اندروید با قابلیت همگام‌سازی با نسخه وب</text:p>
        </text:list-item>
      </text:list>
      <text:h text:style-name="P4" text:outline-level="3">1.5.2 امکاناتی که فعلاً پیاده‌سازی نمی‌شوند</text:h>
      <text:list text:style-name="L3">
        <text:list-item>
          <text:p text:style-name="P12">سیستم گیمیفیکیشن، امتیازدهی یا سطح‌بندی</text:p>
        </text:list-item>
        <text:list-item>
          <text:p text:style-name="P12">تعامل بین کاربران (چت، اشتراک‌گذاری،انجام عادت‌های گروهی <text:s/>و...)</text:p>
        </text:list-item>
      </text:list>
      <text:h text:style-name="P4" text:outline-level="3">1.5.3 کاربران هدف</text:h>
      <text:p text:style-name="P9">تمام افراد جامعه که نیاز به پیگیری کارها یا تغییر در سبک زندگی خود دارند. کاربران نیاز به هیچ مهارت خاصی ندارند.</text:p>
      <text:h text:style-name="P4" text:outline-level="3">1.5.4 نقش‌های کاربری</text:h>
      <text:p text:style-name="P9">در حال حاضر فقط یک نوع کاربر با دسترسی کامل به ویژگی‌های برنامه تعریف شده است. سیستم نیازی به سطح‌بندی کاربران ندارد.</text:p>
      <text:p text:style-name="P6"/>
      <text:h text:style-name="P3" text:outline-level="2"><text:span text:style-name="T1">3</text:span> تعاریف اصطلاحات</text:h>
      <table:table table:name="Table1" table:style-name="Table1">
        <table:table-column table:style-name="Table1.A"/>
        <table:table-column table:style-name="Table1.B"/>
        <table:table-header-rows>
          <table:table-row>
            <table:table-cell table:style-name="Table1.A1" office:value-type="string">
              <text:p text:style-name="P8">اصطلاح</text:p>
            </table:table-cell>
            <table:table-cell table:style-name="Table1.A1" office:value-type="string">
              <text:p text:style-name="P8">تعریف</text:p>
            </table:table-cell>
          </table:table-row>
        </table:table-header-rows>
        <table:table-row>
          <table:table-cell table:style-name="Table1.A1" office:value-type="string">
            <text:p text:style-name="P7"><text:span text:style-name="Strong_20_Emphasis">کار</text:span></text:p>
          </table:table-cell>
          <table:table-cell table:style-name="Table1.A1" office:value-type="string">
            <text:p text:style-name="P7">فعالیتی که کاربر قصد دارد در زمان مشخصی انجام دهد. می‌تواند دارای زمان‌بندی خاص، یادآوری، و زیرکار باشد.</text:p>
          </table:table-cell>
        </table:table-row>
        <table:table-row>
          <table:table-cell table:style-name="Table1.A1" office:value-type="string">
            <text:p text:style-name="P7"><text:span text:style-name="Strong_20_Emphasis">زیرکار</text:span></text:p>
          </table:table-cell>
          <table:table-cell table:style-name="Table1.A1" office:value-type="string">
            <text:p text:style-name="P7">بخش‌های کوچکتر یک کار اصلی که انجام آن‌ها به تکمیل گام‌به‌گام کار کمک می‌کند. پیشرفت کار با تکمیل زیرکارها سنجیده می‌شود.</text:p>
          </table:table-cell>
        </table:table-row>
        <table:table-row>
          <table:table-cell table:style-name="Table1.A1" office:value-type="string">
            <text:p text:style-name="P7"><text:span text:style-name="Strong_20_Emphasis">عادت</text:span></text:p>
          </table:table-cell>
          <table:table-cell table:style-name="Table1.A1" office:value-type="string">
            <text:p text:style-name="P7">فعالیتی تکرارشونده که کاربر می‌خواهد به‌صورت منظم انجام دهد یا ترک کند. عادت‌ها ممکن است روزانه، هفتگی یا ماهانه باشند.</text:p>
          </table:table-cell>
        </table:table-row>
        <table:table-row>
          <table:table-cell table:style-name="Table1.A1" office:value-type="string">
            <text:p text:style-name="P7"><text:span text:style-name="Strong_20_Emphasis">حالت انجام عادت</text:span></text:p>
          </table:table-cell>
          <table:table-cell table:style-name="Table1.A1" office:value-type="string">
            <text:p text:style-name="P7">حالتی که نشان می‌دهد کاربر در یک روز مشخص عادت خود را چگونه انجام داده است. این حالت می‌تواند شامل گزینه‌هایی مانند «انجام شد» یا سطوح مختلف کیفیت انجام مانند «عالی، خوب، متوسط، ضعیف» باشد.</text:p>
          </table:table-cell>
        </table:table-row>
        <table:table-row>
          <table:table-cell table:style-name="Table1.A1" office:value-type="string">
            <text:p text:style-name="P7">موعد</text:p>
          </table:table-cell>
          <table:table-cell table:style-name="Table1.A1" office:value-type="string">
            <text:p text:style-name="P7">زمان مشخص شده‌ای که کاربر میخواهد کار یا عادت را در این روز یا تا قبل از این روز انجام دهد</text:p>
          </table:table-cell>
        </table:table-row>
        <table:table-row>
          <table:table-cell table:style-name="Table1.A1" office:value-type="string">
            <text:p text:style-name="P7"><text:span text:style-name="Strong_20_Emphasis">کاربر</text:span></text:p>
          </table:table-cell>
          <table:table-cell table:style-name="Table1.A1" office:value-type="string">
            <text:p text:style-name="P7">فردی که از سامانه برای ثبت و مدیریت کارها و عادت‌های خود استفاده می‌کند. تمامی تعاملات با سیستم از طریق کاربر انجام می‌گیرد.</text:p>
          </table:table-cell>
        </table:table-row>
        <table:table-row>
          <table:table-cell table:style-name="Table1.A1" office:value-type="string">
            <text:p text:style-name="P7">شکست عادت</text:p>
          </table:table-cell>
          <table:table-cell table:style-name="Table1.A1" office:value-type="string">
            <text:p text:style-name="P7">انجام نشدن عادت در زمان مشخص شده که باعث ریست شدن آمار شده و فرد باید عادت را از اول بسازد</text:p>
          </table:table-cell>
        </table:table-row>
      </table:table>
      <text:p text:style-name="P9"/>
      <text:h text:style-name="P2" text:outline-level="1">۴. نیازمندی‌ها</text:h>
      <text:h text:style-name="P3" text:outline-level="2">4.1 نیازمندی‌های کارکردی</text:h>
      <text:h text:style-name="P4" text:outline-level="3">4.1.1 موجودیت‌ها</text:h>
      <text:p text:style-name="P9">سیستم از دو موجودیت اصلی تشکیل شده است:</text:p>
      <text:list text:style-name="L4">
        <text:list-item>
          <text:p text:style-name="P13"><text:soft-page-break/><text:span text:style-name="Strong_20_Emphasis">کار (Task)</text:span></text:p>
        </text:list-item>
        <text:list-item>
          <text:p text:style-name="P13"><text:span text:style-name="Strong_20_Emphasis">عادت (Habit)</text:span></text:p>
        </text:list-item>
      </text:list>
      <text:h text:style-name="P4" text:outline-level="3">4.1.2 ویژگی‌های کار</text:h>
      <text:p text:style-name="P9">هر کار دارای ویژگی‌های زیر است:</text:p>
      <text:list text:style-name="L5">
        <text:list-item>
          <text:p text:style-name="P14"><text:span text:style-name="Strong_20_Emphasis">عنوان</text:span> (اجباری)</text:p>
        </text:list-item>
        <text:list-item>
          <text:p text:style-name="P14"><text:span text:style-name="Strong_20_Emphasis">توضیحات</text:span> (اجباری)</text:p>
        </text:list-item>
        <text:list-item>
          <text:p text:style-name="P14"><text:span text:style-name="Strong_20_Emphasis">موعد انجام</text:span> (اختیاری)</text:p>
        </text:list-item>
        <text:list-item>
          <text:p text:style-name="P14"><text:span text:style-name="Strong_20_Emphasis">وضعیت انجام</text:span> (انجام شده / انجام نشده)</text:p>
        </text:list-item>
        <text:list-item>
          <text:p text:style-name="P14"><text:span text:style-name="Strong_20_Emphasis">یادآوری</text:span> با قابلیت تنظیم ساعت و انتخاب بین نوتیفیکیشن یا آلارم یا هیچ‌کدام</text:p>
        </text:list-item>
        <text:list-item>
          <text:p text:style-name="P14"><text:span text:style-name="Strong_20_Emphasis">تعداد روزهای تکرار یادآوری قبل از موعد</text:span> (اختیاری، فقط در صورت داشتن موعد)</text:p>
        </text:list-item>
        <text:list-item>
          <text:p text:style-name="P14"><text:span text:style-name="Strong_20_Emphasis">زیرکارها</text:span>: هر تعداد زیرکار قابل افزودن است</text:p>
        </text:list-item>
      </text:list>
      <text:h text:style-name="P4" text:outline-level="3">4.1.3 ویژگی‌های عادت</text:h>
      <text:p text:style-name="P9">هر عادت دارای ویژگی‌های زیر است:</text:p>
      <text:list text:style-name="L6">
        <text:list-item>
          <text:p text:style-name="P15"><text:span text:style-name="Strong_20_Emphasis">عنوان</text:span> (اجباری)</text:p>
        </text:list-item>
        <text:list-item>
          <text:p text:style-name="P15"><text:span text:style-name="Strong_20_Emphasis">توضیحات</text:span> (اجباری)</text:p>
        </text:list-item>
        <text:list-item>
          <text:p text:style-name="P15"><text:span text:style-name="Strong_20_Emphasis">تکرار</text:span>: روزانه، هفتگی یا ماهانه</text:p>
          <text:list>
            <text:list-item>
              <text:p text:style-name="P15">در حالت هفتگی یا ماهانه، امکان انتخاب بین انجام در روزهای خاص (مثل شنبه، دوشنبه،...) یا «هر زمان دلخواه در طول هفته/ماه» وجود دارد</text:p>
            </text:list-item>
          </text:list>
        </text:list-item>
        <text:list-item>
          <text:p text:style-name="P15"><text:span text:style-name="Strong_20_Emphasis">یادآوری</text:span>: با امکان تعیین ساعت و نوع (نوتیفیکیشن یا آلارم یا هیچ‌کدام)</text:p>
        </text:list-item>
        <text:list-item>
          <text:p text:style-name="P15"><text:span text:style-name="Strong_20_Emphasis">تاریخچه انجام</text:span>: برای پیگیری و ارائه گزارش دقیق از وضعیت انجام در روزهای مختلف</text:p>
        </text:list-item>
      </text:list>
      <text:h text:style-name="P4" text:outline-level="3">4.1.4 زیرکار</text:h>
      <text:list text:style-name="L7">
        <text:list-item>
          <text:p text:style-name="P16">تنها شامل <text:span text:style-name="Strong_20_Emphasis">عنوان</text:span> است</text:p>
        </text:list-item>
        <text:list-item>
          <text:p text:style-name="P16">فقط به «کار» اختصاص دارد و برای «عادت» قابل استفاده نیست</text:p>
        </text:list-item>
      </text:list>
      <text:h text:style-name="P4" text:outline-level="3">4.1.5 عملیات قابل انجام توسط کاربر</text:h>
      <text:p text:style-name="P9">کاربر می‌تواند عملیات زیر را بر روی کارها و عادت‌ها انجام دهد:</text:p>
      <text:list text:style-name="L8">
        <text:list-item>
          <text:p text:style-name="P17">ایجاد</text:p>
        </text:list-item>
        <text:list-item>
          <text:p text:style-name="P17">ویرایش</text:p>
        </text:list-item>
        <text:list-item>
          <text:p text:style-name="P17">حذف</text:p>
        </text:list-item>
        <text:list-item>
          <text:p text:style-name="P17"><text:soft-page-break/>مشاهده</text:p>
        </text:list-item>
        <text:list-item>
          <text:p text:style-name="P17">جستجو</text:p>
        </text:list-item>
        <text:list-item>
          <text:p text:style-name="P17">مرتب‌سازی بر اساس عنوان یا تاریخ</text:p>
        </text:list-item>
      </text:list>
      <text:h text:style-name="P4" text:outline-level="3">4.1.6 ثبت‌نام و ورود</text:h>
      <text:list text:style-name="L9">
        <text:list-item>
          <text:p text:style-name="P18">استفاده از سیستم تنها با ورود به حساب کاربری ممکن است</text:p>
        </text:list-item>
        <text:list-item>
          <text:p text:style-name="P18">ثبت‌نام با ایمیل پشتیبانی می‌شود</text:p>
        </text:list-item>
        <text:list-item>
          <text:p text:style-name="P18">ورود با حساب گوگل در نسخه‌های بعدی اضافه خواهد شد</text:p>
        </text:list-item>
        <text:list-item>
          <text:p text:style-name="P18">استفاده ناشناس از سیستم امکان‌پذیر نیست</text:p>
        </text:list-item>
      </text:list>
      <text:h text:style-name="P4" text:outline-level="3">4.1.7 همگام‌سازی</text:h>
      <text:list text:style-name="L10">
        <text:list-item>
          <text:p text:style-name="P19">در وب‌سایت: تغییرات بلافاصله روی سرور اعمال می‌شوند</text:p>
        </text:list-item>
        <text:list-item>
          <text:p text:style-name="P19">در اپلیکیشن اندروید:</text:p>
          <text:list>
            <text:list-item>
              <text:p text:style-name="P19">در حالت آنلاین، همگام‌سازی آنی انجام می‌شود</text:p>
            </text:list-item>
            <text:list-item>
              <text:p text:style-name="P19">در حالت آفلاین، تغییرات به صورت محلی ذخیره می‌شوند و هنگام اتصال اینترنت، به‌صورت خودکار با سرور همگام می‌شوند</text:p>
            </text:list-item>
          </text:list>
        </text:list-item>
      </text:list>
      <text:h text:style-name="P4" text:outline-level="3">4.1.8 تنظیمات ظاهری</text:h>
      <text:list text:style-name="L11">
        <text:list-item>
          <text:p text:style-name="P20">امکان انتخاب بین تم <text:span text:style-name="Strong_20_Emphasis">روشن</text:span> و <text:span text:style-name="Strong_20_Emphasis">تاریک</text:span> وجود دارد</text:p>
        </text:list-item>
        <text:list-item>
          <text:p text:style-name="P20">رابط کاربری از دو زبان <text:span text:style-name="Strong_20_Emphasis">فارسی</text:span> و <text:span text:style-name="Strong_20_Emphasis">انگلیسی</text:span> پشتیبانی می‌کند</text:p>
        </text:list-item>
      </text:list>
      <text:h text:style-name="P4" text:outline-level="3">4.1.9 گزارش‌گیری و آمار</text:h>
      <text:h text:style-name="P5" text:outline-level="4">برای عادت‌ها:</text:h>
      <text:list text:style-name="L12">
        <text:list-item>
          <text:p text:style-name="P21">بررسی دقیق انجام شدن در هر روز</text:p>
        </text:list-item>
        <text:list-item>
          <text:p text:style-name="P21">نمایش شکست‌ها، فاصله از آخرین شکست، پیشرفت از آخرین شکست</text:p>
        </text:list-item>
        <text:list-item>
          <text:p text:style-name="P21">درصد انجام عادت‌ها با تفکیک «عالی»، «خوب»، «ضعیف» و ...</text:p>
        </text:list-item>
        <text:list-item>
          <text:p text:style-name="P21">رکورد بیشترین روزهای پیاپی بدون شکست</text:p>
        </text:list-item>
        <text:list-item>
          <text:p text:style-name="P21">نمایش نمودارهای گرافیکی برای پیگیری پیشرفت</text:p>
        </text:list-item>
      </text:list>
      <text:h text:style-name="P5" text:outline-level="4">برای کارها:</text:h>
      <text:list text:style-name="L13">
        <text:list-item>
          <text:p text:style-name="P22">آمار تعداد کارها، کارهای انجام‌شده، انجام‌شده به‌موقع</text:p>
        </text:list-item>
        <text:list-item>
          <text:p text:style-name="P22">درصد کلی انجام کارها</text:p>
        </text:list-item>
        <text:list-item>
          <text:p text:style-name="P22"><text:soft-page-break/>نمودارهای تحلیلی برای بررسی عملکرد</text:p>
        </text:list-item>
      </text:list>
      <text:h text:style-name="P3" text:outline-level="2">4.2 نیازمندی‌های غیرکارکردی</text:h>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Koodak" svg:font-family="Koodak"/>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wiss"/>
    <style:font-face style:name="Noto Serif CJK SC" svg:font-family="'Noto Serif CJK SC'" style:font-family-generic="roman"/>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xx" style:country-asian="none" style:font-name-complex="Koodak"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xx" style:country-asian="none" style:font-name-complex="Koodak"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wiss" style:font-size-asian="14pt" style:font-name-complex="Koodak" style:font-family-complex="Koodak"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oto Serif CJK SC" style:font-family-asian="'Noto Serif CJK SC'" style:font-family-generic-asian="roman" style:font-size-asian="12pt" style:font-name-complex="Koodak" style:font-family-complex="Koodak"/>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oto Serif CJK SC" style:font-family-asian="'Noto Serif CJK SC'" style:font-family-generic-asian="roman" style:font-size-asian="12pt" style:font-style-asian="italic" style:font-name-complex="Koodak" style:font-family-complex="Koodak" style:font-size-complex="12pt" style:font-style-complex="italic"/>
    </style:style>
    <style:style style:name="Index" style:family="paragraph" style:parent-style-name="Standard" style:class="index">
      <style:paragraph-properties text:number-lines="false" text:line-number="0"/>
      <style:text-properties style:font-name-asian="Noto Serif CJK SC" style:font-family-asian="'Noto Serif CJK SC'" style:font-family-generic-asian="roman" style:font-size-asian="12pt" style:font-name-complex="Koodak" style:font-family-complex="Koodak"/>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Arabic" style:font-family-complex="'Noto Sans Arabic'"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1:21:03.618452745</meta:creation-date>
    <dc:date>2025-05-26T12:09:34.811233846</dc:date>
    <meta:editing-duration>PT17M50S</meta:editing-duration>
    <meta:editing-cycles>4</meta:editing-cycles>
    <meta:generator>LibreOffice/24.2.7.2$Linux_X86_64 LibreOffice_project/420$Build-2</meta:generator>
    <meta:document-statistic meta:table-count="1" meta:image-count="0" meta:object-count="0" meta:page-count="5" meta:paragraph-count="104" meta:word-count="919" meta:character-count="4751" meta:non-whitespace-character-count="3988"/>
  </office:meta>
</office:document-meta>
</file>